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0.926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</style:style>
    <style:style style:name="gr6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7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fo:min-height="2.095cm"/>
    </style:style>
    <style:style style:name="pr3" style:family="presentation" style:parent-style-name="Default-outline1">
      <style:graphic-properties fo:min-height="12.102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top="1cm" fo:margin-bottom="0cm"/>
    </style:style>
    <style:style style:name="P9" style:family="paragraph">
      <style:paragraph-properties fo:margin-left="0cm" fo:margin-right="0cm" fo:margin-top="0.5cm" fo:margin-bottom="0cm" fo:text-align="center" fo:text-indent="0cm"/>
    </style:style>
    <style:style style:name="P1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left="0cm" fo:margin-right="0cm" fo:margin-top="0.8cm" fo:margin-bottom="0cm" fo:text-indent="0cm"/>
    </style:style>
    <style:style style:name="P16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margin-top="0.2cm" fo:margin-bottom="0cm" fo:text-indent="0cm"/>
    </style:style>
    <style:style style:name="P20" style:family="paragraph">
      <style:paragraph-properties fo:margin-left="0cm" fo:margin-right="0cm" fo:margin-top="0.3cm" fo:margin-bottom="0cm" fo:text-indent="0cm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paragraph-properties fo:margin-left="1cm" fo:margin-right="0cm" fo:margin-top="0.5cm" fo:margin-bottom="0cm" fo:text-indent="-1cm"/>
    </style:style>
    <style:style style:name="P23" style:family="paragraph">
      <style:paragraph-properties fo:text-align="center"/>
    </style:style>
    <style:style style:name="P24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5" style:family="paragraph">
      <style:paragraph-properties fo:margin-top="0.2cm" fo:margin-bottom="0cm"/>
    </style:style>
    <style:style style:name="P26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0" style:family="paragraph">
      <style:paragraph-properties fo:margin-top="0.4cm" fo:margin-bottom="0cm" fo:text-align="start"/>
    </style:style>
    <style:style style:name="P31" style:family="paragraph">
      <loext:graphic-properties draw:fill="none" draw:fill-color="#ffffff"/>
      <style:text-properties fo:font-style="italic" style:font-style-asian="italic" style:font-style-complex="italic"/>
    </style:style>
    <style:style style:name="P32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P33" style:family="paragraph">
      <loext:graphic-properties draw:fill-color="#ffffff"/>
      <style:text-properties fo:font-size="1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/>
    </style:style>
    <style:style style:name="T13" style:family="text">
      <style:text-properties fo:color="#000080" fo:font-weight="bold" style:font-weight-asian="bold" style:font-weight-complex="bold"/>
    </style:style>
    <style:style style:name="T14" style:family="text">
      <style:text-properties fo:color="#ce181e"/>
    </style:style>
    <style:style style:name="T15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6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80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fo:color="#000080" fo:font-style="normal" style:font-style-asian="normal" style:font-style-complex="normal"/>
    </style:style>
    <style:style style:name="T22" style:family="text">
      <style:text-properties style:font-name="Liberation Mono"/>
    </style:style>
    <style:style style:name="T23" style:family="text">
      <style:text-properties style:font-name="Liberation Mono" fo:font-weight="bold" style:font-weight-asian="bold" style:font-weight-complex="bold"/>
    </style:style>
    <style:style style:name="T24" style:family="text">
      <style:text-properties fo:color="#000080"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ff0000"/>
    </style:style>
    <style:style style:name="T27" style:family="text">
      <style:text-properties fo:color="#000000"/>
    </style:style>
    <style:style style:name="T28" style:family="text">
      <style:text-properties fo:color="#800080" style:font-name="Liberation Mono"/>
    </style:style>
    <style:style style:name="T29" style:family="text">
      <style:text-properties style:font-name="Courier New" fo:font-weight="bold" style:font-weight-asian="bold" style:font-weight-complex="bold"/>
    </style:style>
    <style:style style:name="T30" style:family="text">
      <style:text-properties style:font-name="Liberation Mono" fo:font-size="24pt" style:font-size-asian="24pt" style:font-size-complex="24pt"/>
    </style:style>
    <style:style style:name="T31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0080" style:font-name="Liberation Mono" fo:font-size="24pt" style:font-size-asian="24pt" style:font-size-complex="24pt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8pt" style:text-underline-style="none" style:font-size-asian="28pt" style:font-size-complex="28pt"/>
    </style:style>
    <style:style style:name="T36" style:family="text">
      <style:text-properties fo:color="#000080" fo:font-size="28pt" fo:font-style="italic" style:text-underline-style="none" style:font-size-asian="28pt" style:font-style-asian="italic" style:font-size-complex="28pt" style:font-style-complex="italic"/>
    </style:style>
    <style:style style:name="T3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8" style:family="text">
      <style:text-properties style:text-underline-style="none"/>
    </style:style>
    <style:style style:name="T39" style:family="text">
      <style:text-properties fo:color="#000080" style:font-name="Liberation Mono" fo:font-weight="bold" style:font-weight-asian="bold" style:font-weight-complex="bold"/>
    </style:style>
    <style:style style:name="T40" style:family="text">
      <style:text-properties style:font-name="Arial"/>
    </style:style>
    <style:style style:name="T41" style:family="text">
      <style:text-properties fo:color="#ff0000" style:font-name="Liberation Mono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style:font-name="Courier New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Liberation Mono" fo:font-style="normal" style:font-style-asian="normal" style:font-style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="Liberation Mono" fo:font-size="20pt" style:font-size-asian="20pt" style:font-size-complex="20pt"/>
    </style:style>
    <style:style style:name="T49" style:family="text">
      <style:text-properties fo:color="#008000" style:font-name="Liberation Mono" fo:font-size="20pt" style:font-size-asian="20pt" style:font-size-complex="20pt"/>
    </style:style>
    <style:style style:name="T50" style:family="text">
      <style:text-properties fo:color="#008000" style:font-name="Liberation Mono" fo:font-size="20pt" style:text-underline-style="solid" style:text-underline-width="auto" style:text-underline-color="font-color" style:font-size-asian="20pt" style:font-size-complex="20pt"/>
    </style:style>
    <style:style style:name="T51" style:family="text">
      <style:text-properties fo:color="#008000" style:font-name="Liberation Mono" fo:font-size="20pt" style:text-underline-style="none" style:font-size-asian="20pt" style:font-size-complex="20pt"/>
    </style:style>
    <style:style style:name="T52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8" style:family="text">
      <style:text-properties fo:color="#008000" style:font-name="Liberation Mono" fo:font-style="normal" style:font-style-asian="normal" style:font-style-complex="normal"/>
    </style:style>
    <style:style style:name="T59" style:family="text">
      <style:text-properties fo:color="#008000" style:font-name="Liberation Mono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style:font-name="Liberation Mono" style:text-underline-style="none" fo:font-weight="bold" style:font-weight-asian="bold" style:font-weight-complex="bold"/>
    </style:style>
    <style:style style:name="T65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66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67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68" style:family="text">
      <style:text-properties fo:color="#ff0000"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9" style:family="text">
      <style:text-properties fo:color="#008000"/>
    </style:style>
    <style:style style:name="T70" style:family="text">
      <style:text-properties fo:color="#008000" fo:font-style="italic" style:font-style-asian="italic" style:font-style-complex="italic"/>
    </style:style>
    <style:style style:name="T71" style:family="text">
      <style:text-properties fo:color="#008000" fo:font-style="normal" style:font-style-asian="normal" style:font-style-complex="normal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4" style:family="text">
      <style:text-properties fo:color="#000080" style:font-name="Liberation Mono"/>
    </style:style>
    <style:style style:name="T75" style:family="text">
      <style:text-properties fo:color="#000080" style:font-name="Arial" style:text-underline-style="solid" style:text-underline-width="auto" style:text-underline-color="font-color"/>
    </style:style>
    <style:style style:name="T76" style:family="text">
      <style:text-properties style:font-name="Liberation Mono" fo:font-style="italic" style:font-style-asian="italic" style:font-style-complex="italic"/>
    </style:style>
    <style:style style:name="T77" style:family="text">
      <style:text-properties fo:color="#000080" style:font-name="Arial"/>
    </style:style>
    <style:style style:name="T78" style:family="text">
      <style:text-properties style:font-name="Arial" fo:font-size="22pt" style:font-size-asian="22pt" style:font-size-complex="22pt"/>
    </style:style>
    <style:style style:name="T79" style:family="text">
      <style:text-properties style:font-name="Liberation Mono" fo:font-size="22pt" style:font-size-asian="22pt" style:font-size-complex="22pt"/>
    </style:style>
    <style:style style:name="T80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81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82" style:family="text">
      <style:text-properties style:font-name="Liberation Mono" fo:font-size="22pt" style:text-underline-style="solid" style:text-underline-width="auto" style:text-underline-color="font-color" style:font-size-asian="22pt" style:font-size-complex="22pt"/>
    </style:style>
    <style:style style:name="T83" style:family="text">
      <style:text-properties fo:color="#ce181e" style:font-name="Liberation Mono" fo:font-size="20pt" style:font-size-asian="20pt" style:font-size-complex="20pt"/>
    </style:style>
    <style:style style:name="T84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3"><text:span text:style-name="T2">Verify that the rules for using different types are obeyed, and that the correct types are used in function calls, assignments, and other program elements.</text:span></text:p>
              </text:list-item>
              <text:list-item>
                <text:p text:style-name="P4"><text:span text:style-name="T3">Examples:</text:span></text:p>
              </text:list-item>
              <text:list-item>
                <text:p text:style-name="P3"><text:span text:style-name="T4">lst = [</text:span><text:span text:style-name="T5">"cat", "dog", "rat"</text:span><text:span text:style-name="T4">]</text:span></text:p>
              </text:list-item>
              <text:list-item>
                <text:p text:style-name="P3"><text:span text:style-name="T4">sum( lst ) <text:s text:c="14"/># </text:span><text:span text:style-name="T6">type error</text:span></text:p>
              </text:list-item>
              <text:list-item>
                <text:p text:style-name="P3"><text:span text:style-name="T7"/></text:p>
              </text:list-item>
              <text:list-item>
                <text:p text:style-name="P3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3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3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6">In computer programming:</text:p>
              </text:list-item>
              <text:list-item>
                <text:p text:style-name="P7"><text:span text:style-name="T11">anything that is done or known before run-time</text:span><text:span text:style-name="T2">.</text:span></text:p>
              </text:list-item>
              <text:list-item>
                <text:p text:style-name="P8">"<text:span text:style-name="T12">static content</text:span>" - fixed content in a web application, such as images, fonts, CSS files, fixed web pages.</text:p>
              </text:list-item>
              <text:list-item>
                <text:p text:style-name="P8">"<text:span text:style-name="T13">static type checking</text:span>" - type checking done <text:span text:style-name="T14">before</text:span>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6">In computer programming:</text:p>
                <text:p text:style-name="P9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8">"<text:span text:style-name="T12">dynamic content</text:span>" - web pages generated at run-time from a template. Content that changes over time.</text:p>
              </text:list-item>
              <text:list-item>
                <text:p text:style-name="P8">"<text:span text:style-name="T13">dynamic type checking</text:span>" - verify type rules <text:span text:style-name="T14">while</text:span> the program is <text:span text:style-name="T14">running</text:span>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Java is </text:span><text:span text:style-name="T15">Statically Typed</text:span></text:p>
              </text:list-header>
            </text:list>
          </draw:text-box>
        </draw:frame>
        <draw:frame presentation:style-name="pr6" draw:text-style-name="P2" draw:layer="layout" svg:width="22.005cm" svg:height="2.97cm" svg:x="1.873cm" svg:y="3.888cm" presentation:class="outline" presentation:user-transformed="true">
          <draw:text-box>
            <text:p text:style-name="P10"><text:span text:style-name="T1">The types of all variables and values are known to the compiler. <text:s/>The compiler catches type errors.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3" draw:text-style-name="P12" draw:layer="layout" svg:width="20.574cm" svg:height="11.176cm" svg:x="2.286cm" svg:y="6.858cm">
          <draw:text-box>
            <text:p><text:span text:style-name="T9">List&lt;String&gt; names = new ArrayList&lt;&gt;();</text:span></text:p>
            <text:p><text:span text:style-name="T9"/></text:p>
            <text:p><text:span text:style-name="T9">names.add("John");</text:span></text:p>
            <text:p><text:span text:style-name="T9">names.add( 3.0 ); </text:span><text:span text:style-name="T6">// error. wrong type</text:span></text:p>
            <text:p><text:span text:style-name="T16"/></text:p>
            <text:p><text:span text:style-name="T16">// type inference in Java 10 and newer</text:span></text:p>
            <text:p><text:span text:style-name="T9">var first = names.get(1);</text:span></text:p>
            <text:p><text:span text:style-name="T9"/></text:p>
            <text:p><text:span text:style-name="T9">int sum = 1 + 2; <text:s/></text:span></text:p>
            <text:p><text:span text:style-name="T9">sum += Math.sqrt(3); // </text:span><text:span text:style-name="T6">type err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Benefits of Static Typ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13">1. Compiler finds syntax errors</text:p>
              </text:list-item>
              <text:list-item>
                <text:p text:style-name="P13">2. Also finds semantic (usage) and some logic errors</text:p>
              </text:list-item>
              <text:list-item>
                <text:p text:style-name="P13">3. Promotes better refactoring -- refactoring tools can find <text:span text:style-name="T17">every instance</text:span><text:span text:style-name="T18"> </text:span><text:span text:style-name="T19">of a thing that is being refactored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10"><text:span text:style-name="T1">Answer is not obvious.</text:span></text:p>
            <text:p text:style-name="P10"><text:span text:style-name="T1">Consider this: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5" draw:text-style-name="P12" draw:layer="layout" svg:width="20.574cm" svg:height="11.795cm" svg:x="2.286cm" svg:y="6.858cm">
          <draw:text-box>
            <text:p><text:span text:style-name="T16"># what </text:span><text:span text:style-name="T20">type</text:span><text:span text:style-name="T16"> is required for x and y?</text:span></text:p>
            <text:p text:style-name="P14"><text:span text:style-name="T9">def join(x, y):</text:span></text:p>
            <text:p text:style-name="P14"><text:span text:style-name="T9"><text:s text:c="4"/></text:span><text:span text:style-name="T9">return x + y</text:span></text:p>
            <text:p text:style-name="P14"><text:span text:style-name="T16"># join accepts many different types</text:span></text:p>
            <text:p text:style-name="P14"><text:span text:style-name="T9">join(2, 3)</text:span></text:p>
            <text:p text:style-name="P14"><text:span text:style-name="T9">join("hi", "bye")</text:span></text:p>
            <text:p text:style-name="P14"><text:span text:style-name="T9">join(Fraction(1,2), Fraction(2,3))</text:span></text:p>
            <text:p text:style-name="P14"><text:span text:style-name="T6"># but this fails</text:span></text:p>
            <text:p text:style-name="P14"><text:span text:style-name="T9">join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4">Python does dynamic type checking.</text:p>
              </text:list-item>
              <text:list-item>
                <text:p text:style-name="P15">Python associates types with <text:span text:style-name="T17">values</text:span><text:span text:style-name="T19"> rather than </text:span><text:span text:style-name="T17">variables</text:span><text:span text:style-name="T19">.</text:span></text:p>
              </text:list-item>
              <text:list-item>
                <text:p text:style-name="P15"><text:span text:style-name="T19">Type checking is done on </text:span><text:span text:style-name="T21">values</text:span><text:span text:style-name="T19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3">Binding</text:span>" refers to association of names with particular pieces of code.</text:p>
              </text:list-item>
              <text:list-item>
                <text:p/>
              </text:list-item>
              <text:list-item>
                <text:p><text:span text:style-name="T12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2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2">class Fraction:</text:span></text:p>
              </text:list-item>
              <text:list-item>
                <text:p><text:span text:style-name="T22"><text:s text:c="4"/></text:span><text:span text:style-name="T23">@staticmethod</text:span></text:p>
              </text:list-item>
              <text:list-item>
                <text:p><text:span text:style-name="T22"><text:s text:c="4"/></text:span><text:span text:style-name="T22">def gcd( m, n):</text:span></text:p>
              </text:list-item>
              <text:list-item>
                <text:p><text:span text:style-name="T22"><text:s text:c="8"/></text:span><text:span text:style-name="T22">"""greatest common divisor"""</text:span></text:p>
              </text:list-item>
              <text:list-item>
                <text:p><text:span text:style-name="T22"><text:s text:c="8"/></text:span><text:span text:style-name="T22"># use Euclid's algorithm</text:span></text:p>
              </text:list-item>
              <text:list-item>
                <text:p/>
              </text:list-item>
              <text:list-item>
                <text:p>gcd can be <text:span text:style-name="T24">statically bound</text:span>. <text:s/>We know <text:span text:style-name="T25">exactly</text:span> <text:span text:style-name="T26">what code</text:span> will be <text:span text:style-name="T27">invoked</text:span> even <text:span text:style-name="T26">before</text:span> the program is run!</text:p>
              </text:list-item>
              <text:list-item>
                <text:p text:style-name="P8"><text:span text:style-name="T22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6"><text:span text:style-name="T22">lst = [Fraction(2,3), "hello",</text:span><text:span text:style-name="T22"><text:line-break/></text:span><text:span text:style-name="T22"> <text:s text:c="5"/>datetime.now()]</text:span></text:p>
              </text:list-item>
              <text:list-item>
                <text:p text:style-name="P16"><text:span text:style-name="T22">for x in lst:</text:span></text:p>
              </text:list-item>
              <text:list-item>
                <text:p><text:span text:style-name="T22"><text:s text:c="4"/></text:span><text:span text:style-name="T22">print(</text:span><text:span text:style-name="T23">str(x)</text:span><text:span text:style-name="T22">)</text:span></text:p>
              </text:list-item>
              <text:list-item>
                <text:p><text:span text:style-name="T28">2/3</text:span></text:p>
              </text:list-item>
              <text:list-item>
                <text:p><text:span text:style-name="T28">hello</text:span></text:p>
              </text:list-item>
              <text:list-item>
                <text:p><text:span text:style-name="T28">2019-11-17 15:50:34</text:span></text:p>
              </text:list-item>
              <text:list-item>
                <text:p/>
              </text:list-item>
              <text:list-item>
                <text:p><text:span text:style-name="T29">str(x)</text:span> is <text:span text:style-name="T26">dynamically bound</text:span> to the __str__() method of a particular class (Fraction, string, datetime).</text:p>
              </text:list-item>
              <text:list-item>
                <text:p>We don't know <text:span text:style-name="T26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6" draw:text-style-name="P17" draw:layer="layout" svg:width="21.798cm" svg:height="9.434cm" svg:x="2.032cm" svg:y="8.128cm">
          <draw:text-box>
            <text:p text:style-name="P16"><text:span text:style-name="T30">lst = [Fraction(2,3), "hello",</text:span><text:span text:style-name="T30"><text:line-break/></text:span><text:span text:style-name="T30"> <text:s text:c="4"/>datetime.now()]</text:span></text:p>
            <text:p text:style-name="P16"><text:span text:style-name="T30">for x in lst:</text:span></text:p>
            <text:p text:style-name="P16"><text:span text:style-name="T30"><text:s text:c="4"/></text:span><text:span text:style-name="T30">print( </text:span><text:span text:style-name="T31">str(x)</text:span><text:span text:style-name="T30"> )</text:span></text:p>
            <text:p text:style-name="P16"><text:span text:style-name="T30">2/3 <text:s text:c="11"/></text:span><text:span text:style-name="T32"><text:s text:c="2"/>__str__ of Fraction</text:span></text:p>
            <text:p text:style-name="P16"><text:span text:style-name="T33">hello <text:s text:c="9"/></text:span><text:span text:style-name="T34"><text:s text:c="2"/></text:span><text:span text:style-name="T32">__str__ of string</text:span></text:p>
            <text:p text:style-name="P16"><text:span text:style-name="T30">2019-11-17 15:50:34 </text:span></text:p>
            <text:p><text:span text:style-name="T34"><text:s text:c="17"/></text:span><text:span text:style-name="T32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">We want our software to be correct (of course).</text:span></text:p>
              </text:list-item>
              <text:list-item>
                <text:p><text:span text:style-name="T2"/></text:p>
              </text:list-item>
              <text:list-item>
                <text:p><text:span text:style-name="T35">Static type checking finds some programming errors before the program is run.</text:span></text:p>
              </text:list-item>
              <text:list-item>
                <text:p><text:span text:style-name="T35"/></text:p>
              </text:list-item>
              <text:list-item>
                <text:p><text:span text:style-name="T35">Some type errors may also indicate </text:span><text:span text:style-name="T36">logic errors</text:span><text:span text:style-name="T37">.</text:span><text:span text:style-name="T35"> </text:span></text:p>
              </text:list-item>
              <text:list-item>
                <text:p><text:span text:style-name="T38"/></text:p>
              </text:list-item>
              <text:list-item>
                <text:p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join" only accepts string parameters:</text:p>
              </text:list-item>
              <text:list-item>
                <text:p/>
              </text:list-item>
              <text:list-item>
                <text:p text:style-name="P18"><text:span text:style-name="T22"><text:s text:c="3"/></text:span><text:span text:style-name="T22">def join(x: </text:span><text:span text:style-name="T39">str</text:span><text:span text:style-name="T22">, y: </text:span><text:span text:style-name="T39">str</text:span><text:span text:style-name="T22">) -&gt; </text:span><text:span text:style-name="T39">str</text:span><text:span text:style-name="T22">:</text:span></text:p>
              </text:list-item>
              <text:list-item>
                <text:p text:style-name="P18"><text:span text:style-name="T22"><text:s text:c="7"/></text:span><text:span text:style-name="T22">return x + y</text:span></text:p>
              </text:list-item>
              <text:list-item>
                <text:p text:style-name="P18"><text:span text:style-name="T22"/></text:p>
              </text:list-item>
              <text:list-item>
                <text:p text:style-name="P18"><text:span text:style-name="T22"><text:s text:c="3"/></text:span><text:span text:style-name="T22">if __name__ == '__main__':</text:span></text:p>
              </text:list-item>
              <text:list-item>
                <text:p text:style-name="P18"><text:span text:style-name="T22"><text:s text:c="7"/></text:span><text:span text:style-name="T22">a = 2</text:span></text:p>
              </text:list-item>
              <text:list-item>
                <text:p text:style-name="P18"><text:span text:style-name="T22"><text:s text:c="7"/></text:span><text:span text:style-name="T22">b = "hello"</text:span></text:p>
              </text:list-item>
              <text:list-item>
                <text:p text:style-name="P18"><text:span text:style-name="T22"><text:s text:c="7"/></text:span><text:span text:style-name="T22">print( join(a,b) )</text:span></text:p>
              </text:list-item>
              <text:list-item>
                <text:p text:style-name="P18"><text:span text:style-name="T22"/></text:p>
              </text:list-item>
              <text:list-item>
                <text:p text:style-name="P18"><text:span text:style-name="T22">"mypy"</text:span><text:span text:style-name="T40"> is a static type checking tool. <text:s/>Run it:</text:span></text:p>
              </text:list-item>
              <text:list-item>
                <text:p text:style-name="P19"><text:span text:style-name="T22">cmd&gt; </text:span><text:span text:style-name="T23">mypy join.py</text:span></text:p>
              </text:list-item>
              <text:list-item>
                <text:p text:style-name="P20"><text:span text:style-name="T41">Line 7: error: Argument 1 to "join" has incompatible type "int"; expected "str"</text:span></text:p>
              </text:list-item>
              <text:list-item>
                <text:p text:style-name="P18"><text:span text:style-name="T22"/></text:p>
              </text:list-item>
              <text:list-item>
                <text:p text:style-name="P18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22">class Scorecard:</text:span></text:p>
              </text:list-item>
              <text:list-item>
                <text:p><text:span text:style-name="T22"><text:s text:c="4"/></text:span><text:span text:style-name="T22">"""Accumulate scores and compute their average."""</text:span></text:p>
              </text:list-item>
              <text:list-item>
                <text:p><text:span text:style-name="T22"><text:s text:c="4"/></text:span><text:span text:style-name="T22">def __init__(self):</text:span></text:p>
              </text:list-item>
              <text:list-item>
                <text:p><text:span text:style-name="T22"><text:s text:c="8"/></text:span><text:span text:style-name="T22">self.scores = []</text:span></text:p>
              </text:list-item>
              <text:list-item>
                <text:p><text:span text:style-name="T22"/></text:p>
              </text:list-item>
              <text:list-item>
                <text:p><text:span text:style-name="T22"><text:s text:c="4"/></text:span><text:span text:style-name="T22">def add_score(self, score):</text:span></text:p>
              </text:list-item>
              <text:list-item>
                <text:p><text:span text:style-name="T22"><text:s text:c="8"/></text:span><text:span text:style-name="T22">self.scores.append(score)</text:span></text:p>
              </text:list-item>
              <text:list-item>
                <text:p><text:span text:style-name="T22"/></text:p>
              </text:list-item>
              <text:list-item>
                <text:p><text:span text:style-name="T22"><text:s text:c="4"/></text:span><text:span text:style-name="T22">def average(self):</text:span></text:p>
              </text:list-item>
              <text:list-item>
                <text:p><text:span text:style-name="T22"><text:s text:c="8"/></text:span><text:span text:style-name="T22">"""return average of all scores"""</text:span></text:p>
              </text:list-item>
              <text:list-item>
                <text:p><text:span text:style-name="T22"><text:s text:c="8"/></text:span><text:span text:style-name="T22">return sum(self.scores)/max(1,len(self.scores))</text:span></text:p>
              </text:list-item>
              <text:list-item>
                <text:p><text:span text:style-name="T22"/></text:p>
              </text:list-item>
              <text:list-item>
                <text:p><text:span text:style-name="T22">if __name__ == "__main__":</text:span></text:p>
              </text:list-item>
              <text:list-item>
                <text:p><text:span text:style-name="T22"><text:s text:c="4"/></text:span><text:span text:style-name="T22">scores = Scorecard()</text:span></text:p>
              </text:list-item>
              <text:list-item>
                <text:p><text:span text:style-name="T22"><text:s text:c="4"/></text:span><text:span text:style-name="T22">n = input("input a score: ")</text:span></text:p>
              </text:list-item>
              <text:list-item>
                <text:p><text:span text:style-name="T42"><text:s text:c="4"/></text:span><text:span text:style-name="T42">scores.</text:span><text:span text:style-name="T22">add_score(n)</text:span></text:p>
              </text:list-item>
              <text:list-item>
                <text:p><text:span text:style-name="T22"><text:s text:c="4"/></text:span><text:span text:style-name="T22">n = input("input another score: ")</text:span></text:p>
              </text:list-item>
              <text:list-item>
                <text:p><text:span text:style-name="T42"><text:s text:c="4"/></text:span><text:span text:style-name="T42">scores.</text:span><text:span text:style-name="T22">add_score(n)</text:span></text:p>
              </text:list-item>
              <text:list-item>
                <text:p><text:span text:style-name="T22"><text:s text:c="4"/></text:span><text:span text:style-name="T22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1" draw:layer="layout" svg:width="8.89cm" svg:height="4.572cm" svg:x="16.002cm" svg:y="5.334cm">
          <draw:text-box>
            <text:p><text:span text:style-name="T43">This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<text:span text:style-name="T44">scorecard.py</text:span>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17">type hints</text:span><text:span text:style-name="T19"> -- </text:span><text:span text:style-name="T45">one at a time</text:span><text:span text:style-name="T19"> so you can see the effect.</text:span></text:p>
              </text:list-item>
              <text:list-item>
                <text:p><text:span text:style-name="T19"><text:s text:c="3"/></text:span><text:span text:style-name="T19">a) "hint" the parameter to add_score. What happens?</text:span></text:p>
              </text:list-item>
              <text:list-item>
                <text:p><text:span text:style-name="T19"><text:s text:c="3"/></text:span><text:span text:style-name="T19">b) "hint" the scores attribute </text:span></text:p>
              </text:list-item>
              <text:list-item>
                <text:p><text:span text:style-name="T46"><text:s text:c="8"/></text:span><text:span text:style-name="T46">self.scores: List[float] = []</text:span></text:p>
              </text:list-item>
              <text:list-item>
                <text:p><text:span text:style-name="T19"><text:s text:c="3"/></text:span><text:span text:style-name="T19">What happens? <text:s/>Does IDE detect an error in code?</text:span></text:p>
              </text:list-item>
              <text:list-item>
                <text:p><text:span text:style-name="T19"><text:s text:c="3"/></text:span><text:span text:style-name="T19">c) "hint" the return type of </text:span><text:span text:style-name="T46">average(self)</text:span><text:span text:style-name="T19">.</text:span></text:p>
              </text:list-item>
              <text:list-item>
                <text:p><text:span text:style-name="T19"><text:s/></text:span></text:p>
              </text:list-item>
              <text:list-item>
                <text:p><text:span text:style-name="T19">For VS Code, if you don't have Pyright extension, then 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2">mypy</text:span> - https://mypy.readthedocs.io/</text:p>
                <text:list>
                  <text:list-item>
                    <text:p text:style-name="P22">installation: <text:s text:c="7"/><text:span text:style-name="T22">pip install mypy</text:span></text:p>
                  </text:list-item>
                  <text:list-item>
                    <text:p text:style-name="P22">check a file: <text:s text:c="6"/><text:span text:style-name="T22">mypy filename.py</text:span></text:p>
                  </text:list-item>
                  <text:list-item>
                    <text:p text:style-name="P22">strict checking: <text:s/><text:span text:style-name="T22">mypy --strict filename.py</text:span></text:p>
                  </text:list-item>
                  <text:list-item>
                    <text:p text:style-name="P4"><text:span text:style-name="T12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6">2. <text:span text:style-name="T12">PyCharm</text:span> has built-in static type checking</text:p>
              </text:list-item>
              <text:list-item>
                <text:p text:style-name="P6">3. <text:span text:style-name="T12">VS Code</text:span> - add <text:span text:style-name="T13">Pyright</text:span> extension for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47">Can we allow scores to be objects?</text:span></text:p>
              </text:list-item>
              <text:list-item>
                <text:p text:style-name="P23">score = Score("Quiz 1", 10.0)</text:p>
              </text:list-item>
              <text:list-item>
                <text:p/>
              </text:list-item>
              <text:list-item>
                <text:p>In <text:span text:style-name="T22">Scorecard</text:span> we could write:</text:p>
              </text:list-item>
            </text:list>
          </draw:text-box>
        </draw:frame>
        <draw:frame draw:style-name="gr8" draw:text-style-name="P26" draw:layer="layout" svg:width="21.082cm" svg:height="5.286cm" svg:x="2.032cm" svg:y="10.667cm">
          <draw:text-box>
            <text:p text:style-name="P24"><text:span text:style-name="T48">def average(self):</text:span></text:p>
            <text:p text:style-name="P24"><text:span text:style-name="T48"><text:s text:c="4"/></text:span><text:span text:style-name="T49"># add the </text:span><text:span text:style-name="T50">values</text:span><text:span text:style-name="T51"> of the score objects</text:span></text:p>
            <text:p text:style-name="P24"><text:span text:style-name="T48"><text:s text:c="4"/></text:span><text:span text:style-name="T48">total = sum(</text:span><text:span text:style-name="T52">float(x)</text:span><text:span text:style-name="T48"> for x in self.scores)</text:span></text:p>
            <text:p text:style-name="P24"><text:span text:style-name="T48"><text:s text:c="4"/></text:span><text:span text:style-name="T49"># don't divide by zero if no scores</text:span></text:p>
            <text:p text:style-name="P25"><text:span text:style-name="T48"><text:s text:c="4"/></text:span><text:span text:style-name="T48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53">required behavior</text:span><text:span text:style-name="T19"> of a </text:span><text:span text:style-name="T46">Score</text:span><text:span text:style-name="T19"> object,</text:span></text:p>
              </text:list-item>
              <text:list-item>
                <text:p><text:span text:style-name="T19">so that Scorecard can call </text:span><text:span text:style-name="T46">float(score)</text:span><text:span text:style-name="T19"> for any score?</text:span></text:p>
              </text:list-item>
              <text:list-item>
                <text:p><text:span text:style-name="T19"/></text:p>
              </text:list-item>
              <text:list-item>
                <text:p><text:span text:style-name="T46">def add_score(self, score: </text:span><text:span text:style-name="T54"><text:s text:c="4"/>? <text:s text:c="3"/></text:span><text:span text:style-name="T46">):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7" draw:layer="layout" svg:width="7.874cm" svg:height="3.81cm" svg:x="16.002cm" svg:y="13.692cm">
          <draw:text-box>
            <text:p text:style-name="P23"><text:span text:style-name="T55">Score</text:span></text:p>
            <text:p><text:span text:style-name="T22">name: string</text:span></text:p>
            <text:p><text:span text:style-name="T22">score: float</text:span></text:p>
          </draw:text-box>
        </draw:frame>
        <draw:line draw:style-name="gr10" draw:text-style-name="P28" draw:layer="layout" svg:x1="20.066cm" svg:y1="13.692cm" svg:x2="20.066cm" svg:y2="11.984cm">
          <text:p/>
        </draw:line>
        <draw:frame draw:style-name="gr11" draw:text-style-name="P29" draw:layer="layout" svg:width="7.874cm" svg:height="2.621cm" svg:x="16.002cm" svg:y="9.279cm">
          <draw:text-box>
            <text:p text:style-name="P23"><text:span text:style-name="T56"><text:s text:c="9"/></text:span><text:span text:style-name="T57">?</text:span><text:span text:style-name="T56"> <text:s text:c="9"/></text:span></text:p>
            <text:p><text:span text:style-name="T18">Has a float value</text:span></text:p>
          </draw:text-box>
        </draw:frame>
        <draw:frame draw:style-name="gr12" draw:text-style-name="P29" draw:layer="layout" svg:width="10.668cm" svg:height="7.15cm" svg:x="1.524cm" svg:y="10.884cm">
          <draw:text-box>
            <text:p text:style-name="P23"><text:span text:style-name="T18">What "</text:span><text:span text:style-name="T56">type</text:span><text:span text:style-name="T18">" specifies: "this object has a float value, and you can call </text:span><text:span text:style-name="T46">float(x)</text:span><text:span text:style-name="T18"> to get it"?</text:span></text:p>
            <text:p text:style-name="P30"><text:span text:style-name="T18">See: </text:span><text:span text:style-name="T46">typing</text:span><text:span text:style-name="T18"> package.</text:span></text:p>
          </draw:text-box>
        </draw:frame>
        <draw:line draw:style-name="gr13" draw:text-style-name="P28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53">required behavior</text:span><text:span text:style-name="T19"> of a Scorecard so that</text:span></text:p>
              </text:list-item>
              <text:list-item>
                <text:p><text:span text:style-name="T19">we can use Scorecard as data source in a for loop?</text:span></text:p>
              </text:list-item>
              <text:list-item>
                <text:p><text:span text:style-name="T19"/></text:p>
              </text:list-item>
              <text:list-item>
                <text:p><text:span text:style-name="T46">scorecard = Scorecard()</text:span></text:p>
              </text:list-item>
              <text:list-item>
                <text:p><text:span text:style-name="T46">... <text:s/></text:span><text:span text:style-name="T58"># add some scores</text:span></text:p>
              </text:list-item>
              <text:list-item>
                <text:p><text:span text:style-name="T46"/></text:p>
              </text:list-item>
              <text:list-item>
                <text:p><text:span text:style-name="T58"># can this </text:span><text:span text:style-name="T59">possibly</text:span><text:span text:style-name="T60"> work?</text:span></text:p>
              </text:list-item>
              <text:list-item>
                <text:p><text:span text:style-name="T61">for </text:span><text:span text:style-name="T62">score</text:span><text:span text:style-name="T61"> in </text:span><text:span text:style-name="T63">scorecard</text:span><text:span text:style-name="T61">:</text:span></text:p>
              </text:list-item>
              <text:list-item>
                <text:p><text:span text:style-name="T61"><text:s text:c="4"/></text:span><text:span text:style-name="T61">print(</text:span><text:span text:style-name="T62">score</text:span><text:span text:style-name="T61">)</text:span></text:p>
              </text:list-item>
              <text:list-item>
                <text:p><text:span text:style-name="T61"/></text:p>
              </text:list-item>
              <text:list-item>
                <text:p/>
              </text:list-item>
            </text:list>
          </draw:text-box>
        </draw:frame>
        <draw:frame draw:style-name="gr9" draw:text-style-name="P27" draw:layer="layout" svg:width="7.874cm" svg:height="3.81cm" svg:x="16.002cm" svg:y="13.192cm">
          <draw:text-box>
            <text:p><text:span text:style-name="T64"><text:s text:c="2"/></text:span><text:span text:style-name="T55">Scorecard</text:span></text:p>
            <text:p><text:span text:style-name="T22">scores:</text:span></text:p>
            <text:p><text:span text:style-name="T22"><text:s text:c="3"/></text:span><text:span text:style-name="T22">Score[*]</text:span></text:p>
          </draw:text-box>
        </draw:frame>
        <draw:line draw:style-name="gr10" draw:text-style-name="P28" draw:layer="layout" svg:x1="20.066cm" svg:y1="13.192cm" svg:x2="20.066cm" svg:y2="11.185cm">
          <text:p/>
        </draw:line>
        <draw:frame draw:style-name="gr14" draw:text-style-name="P29" draw:layer="layout" svg:width="8.89cm" svg:height="3.806cm" svg:x="15.494cm" svg:y="7.379cm">
          <draw:text-box>
            <text:p text:style-name="P23"><text:span text:style-name="T56"><text:s text:c="4"/></text:span><text:span text:style-name="T56">Iterable <text:s text:c="4"/></text:span></text:p>
            <text:p><text:span text:style-name="T65">__iter__():</text:span><text:span text:style-name="T66"> </text:span><text:span text:style-name="T67">Iterator</text:span></text:p>
            <text:p><text:span text:style-name="T18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19"/></text:p>
              </text:list-item>
              <text:list-item>
                <text:p><text:span text:style-name="T61">for </text:span><text:span text:style-name="T62">x</text:span><text:span text:style-name="T61"> in </text:span><text:span text:style-name="T68">data</text:span><text:span text:style-name="T61">:</text:span></text:p>
              </text:list-item>
              <text:list-item>
                <text:p><text:span text:style-name="T61"><text:s text:c="4"/></text:span><text:span text:style-name="T61">print(</text:span><text:span text:style-name="T62">x</text:span><text:span text:style-name="T61">)</text:span></text:p>
              </text:list-item>
              <text:list-item>
                <text:p><text:span text:style-name="T61"/></text:p>
              </text:list-item>
              <text:list-item>
                <text:p><text:span text:style-name="T68">data</text:span><text:span text:style-name="T61"> can be:</text:span></text:p>
              </text:list-item>
              <text:list-item>
                <text:p><text:span text:style-name="T61">string (str)</text:span></text:p>
              </text:list-item>
              <text:list-item>
                <text:p><text:span text:style-name="T61">list</text:span></text:p>
              </text:list-item>
              <text:list-item>
                <text:p><text:span text:style-name="T61">dict</text:span></text:p>
              </text:list-item>
              <text:list-item>
                <text:p><text:span text:style-name="T61">range</text:span></text:p>
              </text:list-item>
              <text:list-item>
                <text:p><text:span text:style-name="T61">set</text:span></text:p>
              </text:list-item>
              <text:list-item>
                <text:p><text:span text:style-name="T61">tuple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7" draw:layer="layout" svg:width="7.874cm" svg:height="3.81cm" svg:x="15.502cm" svg:y="13.192cm">
          <draw:text-box>
            <text:p><text:span text:style-name="T64"><text:s text:c="4"/></text:span><text:span text:style-name="T55">data</text:span></text:p>
            <text:p><text:span text:style-name="T22"/></text:p>
            <text:p><text:span text:style-name="T22"/></text:p>
          </draw:text-box>
        </draw:frame>
        <draw:line draw:style-name="gr10" draw:text-style-name="P28" draw:layer="layout" svg:x1="19.566cm" svg:y1="13.192cm" svg:x2="19.566cm" svg:y2="11.185cm">
          <text:p/>
        </draw:line>
        <draw:frame draw:style-name="gr14" draw:text-style-name="P29" draw:layer="layout" svg:width="8.844cm" svg:height="3.806cm" svg:x="14.986cm" svg:y="7.379cm">
          <draw:text-box>
            <text:p text:style-name="P23"><text:span text:style-name="T56">Iterable</text:span></text:p>
            <text:p><text:span text:style-name="T19">__iter__():</text:span><text:span text:style-name="T18">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2">Iterable</text:span> - a type of object (usually a collection) that provides a method for <text:span text:style-name="T25">creating</text:span> an <text:span text:style-name="T18">Iterator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69"># stuff is an </text:span><text:span text:style-name="T70">Iterable</text:span><text:span text:style-name="T71"> collection</text:span></text:p>
              </text:list-item>
              <text:list-item>
                <text:p>stuff = ("first", "second", "third")</text:p>
              </text:list-item>
              <text:list-item>
                <text:p>iterator = <text:span text:style-name="T12">iter</text:span>( stuff )</text:p>
              </text:list-item>
              <text:list-item>
                <text:p><text:span text:style-name="T69"/></text:p>
              </text:list-item>
              <text:list-item>
                <text:p/>
              </text:list-item>
            </text:list>
          </draw:text-box>
        </draw:frame>
        <draw:frame draw:style-name="gr14" draw:text-style-name="P29" draw:layer="layout" svg:width="8.844cm" svg:height="3.806cm" svg:x="14.986cm" svg:y="13.879cm">
          <draw:text-box>
            <text:p text:style-name="P23"><text:span text:style-name="T56">Iterator</text:span></text:p>
            <text:p><text:span text:style-name="T72">__</text:span><text:span text:style-name="T19">next__():</text:span></text:p>
            <text:p><text:span text:style-name="T19"><text:s text:c="8"/></text:span><text:span text:style-name="T19">next_element</text:span></text:p>
          </draw:text-box>
        </draw:frame>
        <draw:frame draw:style-name="gr14" draw:text-style-name="P29" draw:layer="layout" svg:width="8.844cm" svg:height="3.806cm" svg:x="14.986cm" svg:y="7.42cm">
          <draw:text-box>
            <text:p text:style-name="P23"><text:span text:style-name="T73">Iterable</text:span></text:p>
            <text:p><text:span text:style-name="T19">__iter__(): </text:span><text:span text:style-name="T18">Iterator</text:span></text:p>
          </draw:text-box>
        </draw:frame>
        <draw:line draw:style-name="gr13" draw:text-style-name="P28" draw:layer="layout" svg:x1="19.358cm" svg:y1="11.222cm" svg:x2="19.358cm" svg:y2="13.879cm">
          <text:p/>
        </draw:line>
        <draw:frame draw:style-name="gr15" draw:text-style-name="P31" draw:layer="layout" svg:width="3.81cm" svg:height="1.436cm" svg:x="19.328cm" svg:y="11.638cm">
          <draw:text-box>
            <text:p><text:span text:style-name="T18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2">Iterator</text:span> - an object that lets you sequentially (iteratively) access elements from some source. <text:s/>A Python Iterator provides a <text:span text:style-name="T12">__next__</text:span> method invoked via <text:span text:style-name="T12">next(iterator)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69"># stuff is an </text:span><text:span text:style-name="T70">Iterable</text:span><text:span text:style-name="T71"> collection</text:span></text:p>
              </text:list-item>
              <text:list-item>
                <text:p>stuff = ("first", "second", "third")</text:p>
              </text:list-item>
              <text:list-item>
                <text:p>my_iterator = <text:span text:style-name="T12">iter</text:span>( stuff )</text:p>
              </text:list-item>
              <text:list-item>
                <text:p><text:span text:style-name="T69"># iterate over elements</text:span></text:p>
              </text:list-item>
              <text:list-item>
                <text:p>print( <text:span text:style-name="T12">next(my_iterator)</text:span> )</text:p>
              </text:list-item>
              <text:list-item>
                <text:p>print( <text:span text:style-name="T12">next(my_iterator)</text:span> )</text:p>
              </text:list-item>
              <text:list-item>
                <text:p>print( <text:span text:style-name="T12">next(my_iterator)</text:span> )</text:p>
              </text:list-item>
              <text:list-item>
                <text:p/>
              </text:list-item>
            </text:list>
          </draw:text-box>
        </draw:frame>
        <draw:frame draw:style-name="gr14" draw:text-style-name="P29" draw:layer="layout" svg:width="8.844cm" svg:height="3.806cm" svg:x="14.986cm" svg:y="13.879cm">
          <draw:text-box>
            <text:p text:style-name="P23"><text:span text:style-name="T73">Iterator</text:span></text:p>
            <text:p><text:span text:style-name="T72">__</text:span><text:span text:style-name="T19">next__():</text:span></text:p>
            <text:p><text:span text:style-name="T19"><text:s text:c="8"/></text:span><text:span text:style-name="T19">next_element</text:span></text:p>
          </draw:text-box>
        </draw:frame>
        <draw:frame draw:style-name="gr14" draw:text-style-name="P29" draw:layer="layout" svg:width="8.844cm" svg:height="3.806cm" svg:x="14.986cm" svg:y="7.42cm">
          <draw:text-box>
            <text:p text:style-name="P23"><text:span text:style-name="T56">Iterable</text:span></text:p>
            <text:p><text:span text:style-name="T19">__iter__(): </text:span><text:span text:style-name="T18">Iterator</text:span></text:p>
          </draw:text-box>
        </draw:frame>
        <draw:line draw:style-name="gr13" draw:text-style-name="P28" draw:layer="layout" svg:x1="19.358cm" svg:y1="11.222cm" svg:x2="19.358cm" svg:y2="13.879cm">
          <text:p/>
        </draw:line>
        <draw:frame draw:style-name="gr15" draw:text-style-name="P31" draw:layer="layout" svg:width="3.81cm" svg:height="1.436cm" svg:x="19.328cm" svg:y="11.638cm">
          <draw:text-box>
            <text:p><text:span text:style-name="T18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eclare a Class "is" a Type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22">A Type specifies </text:span><text:span text:style-name="T74">some behavior</text:span><text:span text:style-name="T22"> (methods).</text:span></text:p>
              </text:list-item>
              <text:list-item>
                <text:p text:style-name="P4"><text:span text:style-name="T40">To declare that your class </text:span><text:span text:style-name="T75">provides</text:span><text:span text:style-name="T40"> this behavior, write the Type name as a parent type.</text:span></text:p>
              </text:list-item>
              <text:list-item>
                <text:p text:style-name="P6"><text:span text:style-name="T22">Example:</text:span></text:p>
              </text:list-item>
              <text:list-item>
                <text:p text:style-name="P3"><text:span text:style-name="T76">Declare that Scorecard can create an Iterator, and the Iterator returns floats.</text:span></text:p>
              </text:list-item>
              <text:list-item>
                <text:p><text:span text:style-name="T48"/></text:p>
              </text:list-item>
            </text:list>
          </draw:text-box>
        </draw:frame>
        <draw:frame draw:style-name="gr16" draw:text-style-name="P32" draw:layer="layout" svg:width="22.098cm" svg:height="4.061cm" svg:x="1.224cm" svg:y="11.87cm">
          <draw:text-box>
            <text:p text:style-name="P16"><text:span text:style-name="T48">class Scorecard( </text:span><text:span text:style-name="T52">Iterable[float]</text:span><text:span text:style-name="T48"> )</text:span></text:p>
            <text:p text:style-name="P16"><text:span text:style-name="T48"><text:s text:c="4"/></text:span><text:span text:style-name="T49">"""scorecard creates an iterator for scores"""</text:span></text:p>
            <text:p text:style-name="P16"><text:span text:style-name="T48"><text:s text:c="3"/></text:span><text:span text:style-name="T48">def </text:span><text:span text:style-name="T52">__iter__</text:span><text:span text:style-name="T48">(self):</text:span></text:p>
            <text:p><text:span text:style-name="T48"><text:s text:c="7"/></text:span><text:span text:style-name="T48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3">These types specify that a class provides some behavior.</text:p>
              </text:list-item>
              <text:list-item>
                <text:p text:style-name="P23"><text:span text:style-name="T17">What behavior (methods) does each one guarantee?</text:span></text:p>
              </text:list-item>
              <text:list-item>
                <text:p><text:span text:style-name="T22">Container</text:span></text:p>
              </text:list-item>
              <text:list-item>
                <text:p text:style-name="P16"><text:span text:style-name="T22">Collection</text:span></text:p>
              </text:list-item>
              <text:list-item>
                <text:p><text:span text:style-name="T22">Iterable</text:span></text:p>
              </text:list-item>
              <text:list-item>
                <text:p><text:span text:style-name="T22">Iterator</text:span></text:p>
              </text:list-item>
              <text:list-item>
                <text:p><text:span text:style-name="T22">Dict</text:span></text:p>
              </text:list-item>
              <text:list-item>
                <text:p><text:span text:style-name="T22">Mapping</text:span></text:p>
              </text:list-item>
              <text:list-item>
                <text:p><text:span text:style-name="T22">List</text:span></text:p>
              </text:list-item>
              <text:list-item>
                <text:p><text:span text:style-name="T22">Set</text:span></text:p>
              </text:list-item>
              <text:list-item>
                <text:p><text:span text:style-name="T22">Sequence</text:span></text:p>
              </text:list-item>
              <text:list-item>
                <text:p text:style-name="P23"><text:span text:style-name="T77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 text:style-name="P23"><text:span text:style-name="T40">Some types specify a single behavior.</text:span></text:p>
              </text:list-item>
              <text:list-item>
                <text:p><text:span text:style-name="T74">Sized</text:span></text:p>
              </text:list-item>
              <text:list-item>
                <text:p><text:span text:style-name="T22"><text:s text:c="3"/></text:span><text:span text:style-name="T22">- can call x.__len__() or len(x)</text:span></text:p>
              </text:list-item>
              <text:list-item>
                <text:p><text:span text:style-name="T74">SupportsFloat</text:span><text:span text:style-name="T22"> </text:span></text:p>
              </text:list-item>
              <text:list-item>
                <text:p><text:span text:style-name="T22"><text:s text:c="3"/></text:span><text:span text:style-name="T22">- can call x.__float__() or float(x)</text:span></text:p>
              </text:list-item>
              <text:list-item>
                <text:p><text:span text:style-name="T22"/></text:p>
              </text:list-item>
              <text:list-item>
                <text:p><text:span text:style-name="T40">Example:</text:span></text:p>
              </text:list-item>
              <text:list-item>
                <text:p><text:span text:style-name="T78">Declare that </text:span><text:span text:style-name="T79">Scorecard</text:span><text:span text:style-name="T78"> supports </text:span><text:span text:style-name="T80">len</text:span><text:span text:style-name="T79">(scorecard):</text:span></text:p>
              </text:list-item>
            </text:list>
          </draw:text-box>
        </draw:frame>
        <draw:frame draw:style-name="gr17" draw:text-style-name="P17" draw:layer="layout" svg:width="22.098cm" svg:height="4.061cm" svg:x="1.424cm" svg:y="13.77cm">
          <draw:text-box>
            <text:p text:style-name="P16"><text:span text:style-name="T48">class Scorecard( </text:span><text:span text:style-name="T81">Sized</text:span><text:span text:style-name="T48"> )</text:span></text:p>
            <text:p text:style-name="P16"><text:span text:style-name="T48"><text:s text:c="4"/></text:span><text:span text:style-name="T48">def </text:span><text:span text:style-name="T52">__len__</text:span><text:span text:style-name="T48">(self): <text:s text:c="3"/></text:span></text:p>
            <text:p text:style-name="P16"><text:span text:style-name="T49"><text:s text:c="7"/></text:span><text:span text:style-name="T49">"""the size is just the number of scores"""</text:span></text:p>
            <text:p><text:span text:style-name="T48"><text:s text:c="7"/></text:span><text:span text:style-name="T48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40">A class can declare that it provides many different kinds of </text:span><text:span text:style-name="T40">behavior, using types.</text:span></text:p>
              </text:list-item>
              <text:list-item>
                <text:p><text:span text:style-name="T22"/></text:p>
              </text:list-item>
              <text:list-item>
                <text:p><text:span text:style-name="T22">Example:</text:span></text:p>
              </text:list-item>
              <text:list-item>
                <text:p><text:span text:style-name="T79">Scorecard creates Iterators </text:span><text:span text:style-name="T82">and</text:span><text:span text:style-name="T79"> has a length.</text:span></text:p>
              </text:list-item>
            </text:list>
          </draw:text-box>
        </draw:frame>
        <draw:frame draw:style-name="gr18" draw:text-style-name="P17" draw:layer="layout" svg:width="22.098cm" svg:height="7.449cm" svg:x="1.424cm" svg:y="10.77cm">
          <draw:text-box>
            <text:p text:style-name="P16"><text:span text:style-name="T48">class Scorecard( </text:span><text:span text:style-name="T83">Iterable[float], Sized</text:span><text:span text:style-name="T48"> )</text:span></text:p>
            <text:p text:style-name="P16"><text:span text:style-name="T48"><text:s text:c="4"/></text:span><text:span text:style-name="T48">def </text:span><text:span text:style-name="T52">__len__</text:span><text:span text:style-name="T48">(self) -&gt; int: <text:s text:c="3"/></text:span></text:p>
            <text:p text:style-name="P16"><text:span text:style-name="T49"><text:s text:c="7"/></text:span><text:span text:style-name="T49">"""the size is just the number of scores"""</text:span></text:p>
            <text:p><text:span text:style-name="T48"><text:s text:c="7"/></text:span><text:span text:style-name="T48">return len(self.scores)</text:span></text:p>
            <text:p><text:span text:style-name="T48"/></text:p>
            <text:p><text:span text:style-name="T48"><text:s text:c="4"/></text:span><text:span text:style-name="T48">def __iter__(self) -&gt; Iterator[float]:</text:span></text:p>
            <text:p><text:span text:style-name="T48"><text:s text:c="7"/></text:span><text:span text:style-name="T49">"""return an iterator for scores"""</text:span></text:p>
            <text:p><text:span text:style-name="T48"><text:s text:c="7"/></text:span><text:span text:style-name="T48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2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2">Python </text:span><text:span text:style-name="T84">typing</text:span><text:span text:style-name="T12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2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2">Mypy Getting Started Guide </text:span><text:span text:style-name="T27">many short examples of adding type hints to code.</text:span></text:p>
              </text:list-item>
              <text:list-item>
                <text:p><text:span text:style-name="T12"><text:s/></text:span><text:span text:style-name="T27">https://mypy.readthedocs.io/en/latest/getting_started.html</text:span></text:p>
              </text:list-item>
              <text:list-item>
                <text:p><text:span text:style-name="T12"/></text:p>
              </text:list-item>
              <text:list-item>
                <text:p><text:span text:style-name="T12">Python Type Checking Guide</text:span> on <text:span text:style-name="T18">RealPython</text:span></text:p>
              </text:list-item>
              <text:list-item>
                <text:p><text:span text:style-name="T18"><text:s text:c="4"/></text:span><text:span text:style-name="T19">https://realpython.com/python-type-checking/</text:span></text:p>
              </text:list-item>
              <text:list-item>
                <text:p><text:span text:style-name="T19"/></text:p>
              </text:list-item>
              <text:list-item>
                <text:p><text:span text:style-name="T19"><text:s text:c="4"/></text:span><text:span text:style-name="T19">Describes dynamic typing, duck typing, and how to 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2">Python Iterators </text:span><text:span text:style-name="T27">explains difference between Iterable and Iterator, with examples</text:span></text:p>
              </text:list-item>
              <text:list-item>
                <text:p text:style-name="P6"><text:span text:style-name="T12"><text:s/></text:span><text:span text:style-name="T27">https://www.w3schools.com/python/python_iterators.asp</text:span></text:p>
              </text:list-item>
              <text:list-item>
                <text:p><text:span text:style-name="T12"/></text:p>
              </text:list-item>
              <text:list-item>
                <text:p><text:span text:style-name="T12">Iterators, Generators, Containers, and itertools</text:span> has more detailed explanation, with code examples.</text:p>
              </text:list-item>
              <text:list-item>
                <text:p text:style-name="P6"><text:span text:style-name="T19">https://www.datacamp.com/community/tutorials/python-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26</meta:editing-cycles>
    <meta:editing-duration>PT6H3M20S</meta:editing-duration>
    <meta:generator>LibreOffice/6.0.7.3$Linux_X86_64 LibreOffice_project/00m0$Build-3</meta:generator>
    <dc:date>2020-10-23T14:08:59.035918986</dc:date>
    <meta:document-statistic meta:object-count="250"/>
  </office:meta>
</office:document-meta>
</file>